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6E00A449CC8C35B3.png" manifest:media-type="image/png"/>
  <manifest:file-entry manifest:full-path="Pictures/10000201000002AF000002AF61C2E32BC07C6B79.png" manifest:media-type="image/png"/>
  <manifest:file-entry manifest:full-path="Pictures/10000201000000A3000000A3C3AE45001D37CE95.png" manifest:media-type="image/png"/>
  <manifest:file-entry manifest:full-path="Pictures/1000020100000107000001074C71E35E44A130FB.png" manifest:media-type="image/png"/>
  <manifest:file-entry manifest:full-path="Pictures/1000020100000184000001844F4601805637105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 Gothic1" svg:font-family="'Century Gothic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entury Gothic2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de_20_título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Título_20_y_20_objetos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ulo_20_y_20_objetos-notes">
      <style:graphic-properties draw:fill-color="#ffffff" fo:min-height="13.364cm"/>
      <style:paragraph-properties style:writing-mode="lr-tb"/>
    </style:style>
    <style:style style:name="pr7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72pt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8ad0d6" loext:opacity="100%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42pt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20pt"/>
    </style:style>
    <style:style style:name="P9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ebebeb" loext:opacity="100%" style:text-line-through-style="none" style:text-line-through-type="none" style:text-position="0% 100%" style:font-name="Century Gothic1" fo:font-size="72pt" fo:letter-spacing="normal" fo:language="es" fo:country="AR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fo:color="#ebebeb" loext:opacity="100%" style:text-line-through-style="none" style:text-line-through-type="none" style:text-position="0% 100%" style:font-name="Century Gothic1" fo:font-size="42pt" fo:letter-spacing="normal" fo:language="es" fo:country="AR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entury Gothic1" fo:font-size="18pt" fo:letter-spacing="normal" fo:language="es" fo:country="MX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ebebeb" loext:opacity="100%" style:text-line-through-style="none" style:text-line-through-type="none" style:text-position="0% 100%" style:font-name="Century Gothic1" fo:font-size="42pt" fo:letter-spacing="normal" fo:language="es" fo:country="MX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T5" style:family="text">
      <style:text-properties fo:font-variant="normal" fo:text-transform="none" fo:color="#ebebeb" loext:opacity="100%" style:text-line-through-style="none" style:text-line-through-type="none" style:text-position="0% 100%" style:font-name="Century Gothic1" fo:font-size="42pt" fo:letter-spacing="normal" fo:language="es" fo:country="AR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entury Gothic1" fo:font-size="20pt" fo:letter-spacing="normal" fo:language="es" fo:country="MX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entury Gothic1" fo:font-size="20pt" fo:letter-spacing="normal" fo:language="es" fo:country="A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8ad0d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001cm" text:min-label-width="0.952cm"/>
        <style:text-properties fo:font-family="'Wingdings 3'" style:font-charset="x-symbol" fo:color="#8ad0d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8ad0d6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30.571cm" svg:height="5.587cm" svg:x="1.062cm" svg:y="2.655cm" presentation:class="title" presentation:user-transformed="true">
          <draw:text-box>
            <text:p text:style-name="P1"><text:span text:style-name="T1">Sorted List&lt;Tkey,TValue&gt;</text:span></text:p>
          </draw:text-box>
        </draw:frame>
        <draw:frame draw:name="Subtítulo 2" presentation:style-name="pr2" draw:text-style-name="P3" draw:layer="layout" svg:width="24.837cm" svg:height="4.509cm" svg:x="2.886cm" svg:y="11.15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¿Que es Sorted List?" draw:style-name="dp1" draw:master-page-name="Título_20_y_20_objetos" presentation:presentation-page-layout-name="AL2T11">
        <office:forms form:automatic-focus="false" form:apply-design-mode="false"/>
        <draw:frame draw:name="Título 1" presentation:style-name="pr4" draw:text-style-name="P6" draw:layer="layout" svg:width="26.123cm" svg:height="3.889cm" svg:x="1.795cm" svg:y="1.258cm" presentation:class="title" presentation:user-transformed="true">
          <draw:text-box>
            <text:p text:style-name="P5"><text:span text:style-name="T2">¿Que es Sorted List?</text:span></text:p>
          </draw:text-box>
        </draw:frame>
        <draw:frame draw:name="Marcador de contenido 2" presentation:style-name="pr5" draw:text-style-name="P8" draw:layer="layout" svg:width="24.851cm" svg:height="11.653cm" svg:x="3.065cm" svg:y="5.703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3">Es una estructura de datos que implementa una lista ordenada de pares clave-valo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racterísticas de la clase SortedList&lt;TKey , TValue&gt;&#10;" draw:style-name="dp1" draw:master-page-name="Título_20_y_20_objetos" presentation:presentation-page-layout-name="AL2T11">
        <office:forms form:automatic-focus="false" form:apply-design-mode="false"/>
        <draw:frame draw:name="Título 1" presentation:style-name="pr4" draw:text-style-name="P6" draw:layer="layout" svg:width="30.502cm" svg:height="4.685cm" svg:x="0.67cm" svg:y="0.462cm" presentation:class="title" presentation:user-transformed="true">
          <draw:text-box>
            <text:p text:style-name="P5"><text:span text:style-name="T4">Características de la clase SortedList&lt;TKey , TValue&gt;</text:span><text:span text:style-name="T5"><text:line-break/></text:span><text:span text:style-name="T5"/></text:p>
          </draw:text-box>
        </draw:frame>
        <draw:frame draw:name="Marcador de contenido 2" presentation:style-name="pr7" draw:text-style-name="P8" draw:layer="layout" svg:width="24.851cm" svg:height="11.653cm" svg:x="3.065cm" svg:y="5.703cm" presentation:class="outline" presentation:user-transformed="true">
          <draw:text-box>
            <text:list text:style-name="L3">
              <text:list-item>
                <text:p text:style-name="P7"><text:span text:style-name="T6">Parámetros de tipo</text:span></text:p>
                <text:list>
                  <text:list-item>
                    <text:p text:style-name="P9"><text:span text:style-name="T6">Tkey</text:span><text:span text:style-name="T6"><text:tab/></text:span><text:span text:style-name="T6"><text:tab/></text:span><text:span text:style-name="T6">-Tipo de Claves de la colección</text:span></text:p>
                  </text:list-item>
                  <text:list-item>
                    <text:p text:style-name="P9"><text:span text:style-name="T6">Tvalue</text:span><text:span text:style-name="T6"><text:tab/></text:span><text:span text:style-name="T6"><text:tab/></text:span><text:span text:style-name="T6">-Tipo de valores de la colección</text:span></text:p>
                  </text:list-item>
                </text:list>
              </text:list-item>
              <text:list-item>
                <text:p text:style-name="P7"><text:span text:style-name="T6">Los elementos están siempre ordenados según la clave.</text:span></text:p>
              </text:list-item>
              <text:list-item>
                <text:p text:style-name="P7"><text:span text:style-name="T6">Los elementos se almacenan en una matriz interna que se redimensiona automáticamente según sea necesario.</text:span></text:p>
              </text:list-item>
              <text:list-item>
                <text:p text:style-name="P7"><text:span text:style-name="T6">La inserción, la eliminación y la búsqueda de elementos tienen un rendimiento de tiempo de ejecución logarítmico O(log n), lo que hace que sea una estructura de datos muy eficiente para grandes cantidades de datos.</text:span></text:p>
              </text:list-item>
              <text:list-item>
                <text:p text:style-name="P7"><text:span text:style-name="T6">Los elementos de la lista se pueden acceder mediante un índice entero, lo que permite un acceso rápido a los elementos en una posición específica.</text:span></text:p>
              </text:list-item>
              <text:list-item>
                <text:p text:style-name="P7"><text:span text:style-name="T6">La clase SortedList&lt;TKey,TValue&gt; admite la serialización y la deserialización, lo que permite guardar y cargar la lista en disco o transmitirla por la red.</text:span></text:p>
              </text:list-item>
            </text:list>
            <text:p text:style-name="P7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y_20_objetos" presentation:presentation-page-layout-name="AL2T11">
        <office:forms form:automatic-focus="false" form:apply-design-mode="false"/>
        <draw:frame draw:name="Título 1_0" presentation:style-name="pr4" draw:text-style-name="P6" draw:layer="layout" svg:width="30.502cm" svg:height="4.685cm" svg:x="0.67cm" svg:y="0.462cm" presentation:class="title" presentation:user-transformed="true">
          <draw:text-box>
            <text:p text:style-name="P5"><text:span text:style-name="T4">Características de la clase SortedList&lt;TKey , TValue&gt;</text:span><text:span text:style-name="T5"><text:line-break/></text:span><text:span text:style-name="T5"/></text:p>
          </draw:text-box>
        </draw:frame>
        <draw:frame draw:name="Marcador de contenido 2_0" presentation:style-name="pr7" draw:text-style-name="P8" draw:layer="layout" svg:width="24.851cm" svg:height="11.653cm" svg:x="3.065cm" svg:y="5.703cm" presentation:class="outline" presentation:user-transformed="true">
          <draw:text-box>
            <text:list text:style-name="L3">
              <text:list-item>
                <text:p text:style-name="P7"><text:span text:style-name="T6">El metodo Add produce un ArgumentException al intentar agregar una clave duplicada.</text:span></text:p>
              </text:list-item>
              <text:list-item>
                <text:p text:style-name="P7"><text:span text:style-name="T6">Cuando se solicita una clave que no esta en la lista produce un KeyNotFoundException</text:span></text:p>
              </text:list-item>
            </text:list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ntajas de la clase SortedList&lt;TKey,TValue&gt;&#10;" draw:style-name="dp1" draw:master-page-name="Título_20_y_20_objetos" presentation:presentation-page-layout-name="AL2T11">
        <office:forms form:automatic-focus="false" form:apply-design-mode="false"/>
        <draw:frame draw:name="Título 1" presentation:style-name="pr4" draw:text-style-name="P6" draw:layer="layout" svg:width="26.123cm" svg:height="3.889cm" svg:x="1.795cm" svg:y="1.258cm" presentation:class="title" presentation:user-transformed="true">
          <draw:text-box>
            <text:p text:style-name="P5"><text:span text:style-name="T4">Ventajas de la clase SortedList&lt;TKey,TValue&gt;</text:span><text:span text:style-name="T5"><text:line-break/></text:span><text:span text:style-name="T5"/></text:p>
          </draw:text-box>
        </draw:frame>
        <draw:frame draw:name="Marcador de contenido 2" presentation:style-name="pr7" draw:text-style-name="P8" draw:layer="layout" svg:width="24.851cm" svg:height="11.653cm" svg:x="3.065cm" svg:y="5.703cm" presentation:class="outline" presentation:user-transformed="true">
          <draw:text-box>
            <text:list text:style-name="L3">
              <text:list-item>
                <text:p text:style-name="P7"><text:span text:style-name="T6">La clase SortedList&lt;TKey,TValue&gt; es muy eficiente para grandes cantidades de datos, ya que las operaciones de inserción, eliminación y búsqueda tienen un rendimiento logarítmico O(log n).</text:span></text:p>
              </text:list-item>
              <text:list-item>
                <text:p text:style-name="P7"><text:span text:style-name="T6">Utiliza menos memoria que SortedDictionary&lt;Tkey, TValue&gt;</text:span></text:p>
              </text:list-item>
              <text:list-item>
                <text:p text:style-name="P7"><text:span text:style-name="T6">La lista ordenada permite realizar búsquedas y acceso a los elementos de manera más eficiente, ya que se pueden realizar búsquedas binarias en lugar de búsquedas lineales.</text:span></text:p>
              </text:list-item>
              <text:list-item>
                <text:p text:style-name="P7"><text:span text:style-name="T6">La implementación interna de la clase SortedList&lt;TKey,TValue&gt; utiliza una matriz redimensionable, lo que permite que la estructura de datos crezca o disminuya dinámicamente según sea necesario.</text:span></text:p>
              </text:list-item>
              <text:list-item>
                <text:p text:style-name="P7"><text:span text:style-name="T6">Los elementos de la lista se pueden acceder mediante un índice entero, lo que permite un acceso rápido a los elementos en una posición específica.</text:span></text:p>
                <text:p text:style-name="P7"><text:span text:style-name="T6"/></text:p>
              </text:list-item>
              <text:list-item>
                <text:p text:style-name="P7"><text:span text:style-name="T6">admite la recuperación indexada eficiente de claves y valores a través de las colecciones devueltas por las propiedades Keys y Values . No es necesario volver a generar las listas cuando se accede a las propiedades, porque las listas son solo contenedores para las matrices internas de claves y valores.</text:span></text:p>
              </text:list-item>
            </text:list>
            <text:p text:style-name="P7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ventajas de la clase SortedList&lt;TKey,TValue&gt;&#10;" draw:style-name="dp1" draw:master-page-name="Título_20_y_20_objetos" presentation:presentation-page-layout-name="AL2T11">
        <office:forms form:automatic-focus="false" form:apply-design-mode="false"/>
        <draw:frame draw:name="Título 1" presentation:style-name="pr4" draw:text-style-name="P6" draw:layer="layout" svg:width="26.123cm" svg:height="3.889cm" svg:x="1.795cm" svg:y="1.258cm" presentation:class="title" presentation:user-transformed="true">
          <draw:text-box>
            <text:p text:style-name="P5"><text:span text:style-name="T4">Desventajas de la clase SortedList&lt;TKey,TValue&gt;</text:span><text:span text:style-name="T5"><text:line-break/></text:span><text:span text:style-name="T5"/></text:p>
          </draw:text-box>
        </draw:frame>
        <draw:frame draw:name="Marcador de contenido 2" presentation:style-name="pr5" draw:text-style-name="P8" draw:layer="layout" svg:width="24.851cm" svg:height="11.653cm" svg:x="3.065cm" svg:y="5.703cm" presentation:class="outline" presentation:user-transformed="true">
          <draw:text-box>
            <text:list text:style-name="L3">
              <text:list-header>
                <text:p text:style-name="P7"><text:span text:style-name="T6"/></text:p>
              </text:list-header>
              <text:list-item>
                <text:p text:style-name="P7"><text:span text:style-name="T6">Las operaciones de inserción y eliminación en una lista ordenada pueden ser más lentas que en otras estructuras de datos que no requieren mantener un orden, como la clase HashSet&lt;T&gt; o SortedDirectionary&lt;Tkey, Tvalue&gt; que posee operaciones de inserción y eliminación mas rápidos para datos no ordenados.</text:span></text:p>
              </text:list-item>
              <text:list-item>
                <text:p text:style-name="P7"><text:span text:style-name="T6">La clase SortedList&lt;TKey,TValue&gt; no permite la inserción de elementos duplicados, lo que puede ser una desventaja en algunos casos donde se requiere mantener múltiples elementos con la misma clave.</text:span></text:p>
              </text:list-item>
            </text:list>
            <text:p text:style-name="P7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aración con otras estructuras de datos&#10;" draw:style-name="dp1" draw:master-page-name="Título_20_y_20_objetos" presentation:presentation-page-layout-name="AL2T11">
        <office:forms form:automatic-focus="false" form:apply-design-mode="false"/>
        <draw:frame draw:name="Título 1" presentation:style-name="pr4" draw:text-style-name="P6" draw:layer="layout" svg:width="26.123cm" svg:height="3.889cm" svg:x="1.795cm" svg:y="1.258cm" presentation:class="title" presentation:user-transformed="true">
          <draw:text-box>
            <text:p text:style-name="P5"><text:span text:style-name="T4">Comparación con otras estructuras de datos</text:span><text:span text:style-name="T5"><text:line-break/></text:span><text:span text:style-name="T5"/></text:p>
          </draw:text-box>
        </draw:frame>
        <draw:frame draw:name="Marcador de contenido 2" presentation:style-name="pr5" draw:text-style-name="P8" draw:layer="layout" svg:width="24.851cm" svg:height="11.653cm" svg:x="3.065cm" svg:y="5.703cm" presentation:class="outline" presentation:user-transformed="true">
          <draw:text-box>
            <text:list text:style-name="L3">
              <text:list-item>
                <text:p text:style-name="P7"><text:span text:style-name="T6">La clase Dictionary&lt;TKey,TValue&gt; es una estructura de datos similar a SortedList&lt;TKey,TValue&gt;, pero no mantiene un orden específico de los elementos. Por lo tanto, Dictionary&lt;TKey,TValue&gt; es más eficiente para algunas operaciones, como la inserción y eliminación de elementos, pero menos eficiente para otras.</text:span></text:p>
              </text:list-item>
              <text:list-item>
                <text:p text:style-name="P7"><text:span text:style-name="T6">La clase HashSet&lt;T&gt; es una estructura de datos que no mantiene un orden específico y no permite elementos duplicados. HashSet&lt;T&gt; es más eficiente para algunas operaciones</text:span></text:p>
              </text:list-item>
            </text:list>
            <text:p text:style-name="P7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 Gothic1" svg:font-family="'Century Gothic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entury Gothic2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radial" draw:cx="50%" draw:cy="50%" draw:start-color="#50b9c1" draw:end-color="#50b9c1" draw:start-intensity="100%" draw:end-intensity="100%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msFillBitmap_20_1" draw:display-name="msFillBitmap 1" xlink:href="Pictures/1000000000000780000004386E00A449CC8C35B3.png" xlink:type="simple" xlink:show="embed" xlink:actuate="onLoad"/>
    <draw:fill-image draw:name="msFillBitmap_20_2" draw:display-name="msFillBitmap 2" xlink:href="Pictures/1000000000000780000004386E00A449CC8C35B3.png" xlink:type="simple" xlink:show="embed" xlink:actuate="onLoad"/>
    <draw:opacity draw:name="msTransGradient_20_1" draw:display-name="msTransGradient 1" draw:style="radial" draw:cx="50%" draw:cy="50%" draw:start="0%" draw:end="7%" draw:border="0%"/>
    <draw:opacity draw:name="msTransGradient_20_2" draw:display-name="msTransGradient 2" draw:style="radial" draw:cx="50%" draw:cy="50%" draw:start="0%" draw:end="7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family="'Century Gothic'" fo:font-size="20pt" fo:letter-spacing="normal" fo:language="es" fo:country="A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family="'Century Gothic'" fo:font-size="18pt" fo:letter-spacing="normal" fo:language="es" fo:country="A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family="'Century Gothic'" fo:font-size="20pt" fo:letter-spacing="normal" fo:language="es" fo:country="A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1" fo:font-family="'Century Gothic'" fo:font-size="18pt" fo:letter-spacing="normal" fo:language="es" fo:country="A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cm)" draw:image-opacity="100%" style:mirror="none"/>
    </style:style>
    <style:style style:name="Mgr4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2cm)" draw:image-opacity="100%" style:mirror="none"/>
    </style:style>
    <style:style style:name="Mgr5" style:family="graphic" style:parent-style-name="standard">
      <style:graphic-properties draw:stroke="none" svg:stroke-width="0.026cm" svg:stroke-linecap="round" draw:fill="gradient" draw:fill-gradient-name="Gradient_20_1" draw:opacity-name="msTransGradient_20_1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gr6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83cm, 0cm, 0cm, 0cm)" draw:image-opacity="100%" style:mirror="none"/>
    </style:style>
    <style:style style:name="Mgr7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4cm, 0cm)" draw:image-opacity="100%" style:mirror="none"/>
    </style:style>
    <style:style style:name="Mgr8" style:family="graphic" style:parent-style-name="standard">
      <style:graphic-properties draw:stroke="none" svg:stroke-width="0.026cm" svg:stroke-linecap="round" draw:fill="solid" draw:fill-color="#b01513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gr9" style:family="graphic" style:parent-style-name="standard">
      <style:graphic-properties draw:stroke="none" svg:stroke-width="0.026cm" svg:stroke-linecap="round" draw:fill="gradient" draw:fill-gradient-name="Gradient_20_1" draw:opacity-name="msTransGradient_20_2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ítulo_20_y_20_objetos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y_20_objeto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ítulo_20_y_20_objetos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ítulo_20_y_20_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loext:graphic-properties draw:fill="gradient" draw:fill-gradient-name="Gradient_20_1" draw:opacity-name="msTransGradient_20_1"/>
      <style:paragraph-properties fo:text-align="center"/>
      <style:text-properties fo:font-size="18pt"/>
    </style:style>
    <style:style style:name="MP7" style:family="paragraph">
      <loext:graphic-properties draw:fill="solid" draw:fill-color="#b01513"/>
      <style:paragraph-properties fo:text-align="center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72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11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8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center" style:writing-mode="lr-tb" style:font-independent-line-spacing="true"/>
      <style:text-properties fo:font-size="28pt" style:font-size-asian="14pt" style:font-size-complex="14pt"/>
    </style:style>
    <style:style style:name="MP14" style:family="paragraph">
      <loext:graphic-properties draw:fill="gradient" draw:fill-gradient-name="Gradient_20_1" draw:opacity-name="msTransGradient_20_2"/>
      <style:paragraph-properties fo:text-align="center"/>
      <style:text-properties fo:font-size="18pt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42pt"/>
    </style:style>
    <style:style style:name="MP1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bebeb" loext:opacity="100%" style:text-line-through-style="none" style:text-line-through-type="none" style:text-position="0% 100%" style:font-name="Century Gothic1" fo:font-size="72pt" fo:letter-spacing="normal" fo:language="es" fo:country="ES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ffffff" loext:opacity="60%" style:text-line-through-style="none" style:text-line-through-type="none" style:text-position="0% 100%" style:font-name="Century Gothic1" fo:font-size="11pt" fo:letter-spacing="normal" fo:language="es" fo:country="A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Century Gothic1" fo:font-size="28pt" fo:letter-spacing="normal" fo:language="es" fo:country="A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ebebeb" loext:opacity="100%" style:text-line-through-style="none" style:text-line-through-type="none" style:text-position="0% 100%" style:font-name="Century Gothic1" fo:font-size="42pt" fo:letter-spacing="normal" fo:language="es" fo:country="ES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Century Gothic1" fo:font-size="20pt" fo:letter-spacing="normal" fo:language="es" fo:country="E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Century Gothic1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entury Gothic1" fo:font-size="16pt" fo:letter-spacing="normal" fo:language="es" fo:country="E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Century Gothic1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Picture 7" draw:style-name="Mgr3" draw:text-style-name="MP5" draw:layer="backgroundobjects" svg:width="11.213cm" svg:height="11.633cm" svg:x="0cm" svg:y="7.416cm">
        <draw:image xlink:href="Pictures/10000201000002AF000002AF61C2E32BC07C6B79.png" xlink:type="simple" xlink:show="embed" xlink:actuate="onLoad" draw:mime-type="image/png">
          <text:p/>
        </draw:image>
      </draw:frame>
      <draw:frame draw:name="Picture 6" draw:style-name="Mgr4" draw:text-style-name="MP5" draw:layer="backgroundobjects" svg:width="4.228cm" svg:height="6.57cm" svg:x="0cm" svg:y="8.034cm">
        <draw:image xlink:href="Pictures/1000020100000184000001844F46018056371050.png" xlink:type="simple" xlink:show="embed" xlink:actuate="onLoad" draw:mime-type="image/png">
          <text:p/>
        </draw:image>
      </draw:frame>
      <draw:custom-shape draw:name="Oval 15" draw:style-name="Mgr5" draw:text-style-name="MP6" draw:layer="backgroundobjects" svg:width="7.831cm" svg:height="7.831cm" svg:x="23.914cm" svg:y="4.65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5" draw:layer="backgroundobjects" svg:width="4.453cm" svg:height="3.17cm" svg:x="22.221cm" svg:y="0cm">
        <draw:image xlink:href="Pictures/1000020100000107000001074C71E35E44A130FB.png" xlink:type="simple" xlink:show="embed" xlink:actuate="onLoad" draw:mime-type="image/png">
          <text:p/>
        </draw:image>
      </draw:frame>
      <draw:frame draw:name="Picture 9" draw:style-name="Mgr7" draw:text-style-name="MP5" draw:layer="backgroundobjects" svg:width="2.759cm" svg:height="2.116cm" svg:x="23.905cm" svg:y="16.933cm">
        <draw:image xlink:href="Pictures/10000201000000A3000000A3C3AE45001D37CE95.png" xlink:type="simple" xlink:show="embed" xlink:actuate="onLoad" draw:mime-type="image/png">
          <text:p/>
        </draw:image>
      </draw:frame>
      <draw:custom-shape draw:name="Rectangle 13" draw:style-name="Mgr8" draw:text-style-name="MP7" draw:layer="backgroundobjects" svg:width="1.904cm" svg:height="3.174cm" svg:x="28.99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4.515cm" svg:height="9.248cm" svg:x="3.208cm" svg:y="4.022cm" presentation:class="title" presentation:user-transformed="true">
        <draw:text-box>
          <text:p text:style-name="MP8"><text:span text:style-name="MT2">Haga clic para modificar el estilo de título del patrón</text:span></text:p>
        </draw:text-box>
      </draw:frame>
      <draw:frame draw:name="Date Placeholder 3" presentation:style-name="Mpr2" draw:text-style-name="MP11" draw:layer="backgroundobjects" svg:width="2.751cm" svg:height="0.846cm" draw:transform="rotate (-1.5707963267949) translate (30.009cm 4.022cm)" presentation:class="date-time" presentation:user-transformed="true">
        <draw:text-box>
          <text:p text:style-name="MP10"><text:span text:style-name="MT3"><text:date style:data-style-name="D1" text:date-value="2023-04-18">18/04/23</text:date></text:span></text:p>
        </draw:text-box>
      </draw:frame>
      <draw:frame draw:name="Footer Placeholder 4" presentation:style-name="Mpr3" draw:text-style-name="MP11" draw:layer="backgroundobjects" svg:width="10.721cm" svg:height="0.846cm" draw:transform="rotate (-1.5707963267949) translate (30.65cm 4.022cm)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2.327cm" svg:height="2.131cm" svg:x="28.757cm" svg:y="0.821cm" presentation:class="page-number" presentation:user-transformed="true">
        <draw:text-box>
          <text:p text:style-name="MP12"><text:span text:style-name="MT4"><text:page-number>7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2">
      <draw:frame draw:name="Picture 7" draw:style-name="Mgr3" draw:text-style-name="MP5" draw:layer="backgroundobjects" svg:width="11.213cm" svg:height="11.633cm" svg:x="0cm" svg:y="7.416cm">
        <draw:image xlink:href="Pictures/10000201000002AF000002AF61C2E32BC07C6B79.png" xlink:type="simple" xlink:show="embed" xlink:actuate="onLoad" draw:mime-type="image/png">
          <text:p/>
        </draw:image>
      </draw:frame>
      <draw:frame draw:name="Picture 6" draw:style-name="Mgr4" draw:text-style-name="MP5" draw:layer="backgroundobjects" svg:width="4.228cm" svg:height="6.57cm" svg:x="0cm" svg:y="8.034cm">
        <draw:image xlink:href="Pictures/1000020100000184000001844F46018056371050.png" xlink:type="simple" xlink:show="embed" xlink:actuate="onLoad" draw:mime-type="image/png">
          <text:p/>
        </draw:image>
      </draw:frame>
      <draw:custom-shape draw:name="Oval 15" draw:style-name="Mgr9" draw:text-style-name="MP14" draw:layer="backgroundobjects" svg:width="7.831cm" svg:height="7.831cm" svg:x="23.914cm" svg:y="4.65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5" draw:layer="backgroundobjects" svg:width="4.453cm" svg:height="3.17cm" svg:x="22.221cm" svg:y="0cm">
        <draw:image xlink:href="Pictures/1000020100000107000001074C71E35E44A130FB.png" xlink:type="simple" xlink:show="embed" xlink:actuate="onLoad" draw:mime-type="image/png">
          <text:p/>
        </draw:image>
      </draw:frame>
      <draw:frame draw:name="Picture 9" draw:style-name="Mgr7" draw:text-style-name="MP5" draw:layer="backgroundobjects" svg:width="2.759cm" svg:height="2.116cm" svg:x="23.905cm" svg:y="16.933cm">
        <draw:image xlink:href="Pictures/10000201000000A3000000A3C3AE45001D37CE95.png" xlink:type="simple" xlink:show="embed" xlink:actuate="onLoad" draw:mime-type="image/png">
          <text:p/>
        </draw:image>
      </draw:frame>
      <draw:custom-shape draw:name="Rectangle 13" draw:style-name="Mgr8" draw:text-style-name="MP7" draw:layer="backgroundobjects" svg:width="1.904cm" svg:height="3.174cm" svg:x="28.99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5" draw:layer="backgroundobjects" svg:width="26.123cm" svg:height="3.889cm" svg:x="1.795cm" svg:y="1.258cm" presentation:class="title" presentation:user-transformed="true">
        <draw:text-box>
          <text:p text:style-name="MP8"><text:span text:style-name="MT5">Haga clic para modificar el estilo de título del patrón</text:span></text:p>
        </draw:text-box>
      </draw:frame>
      <draw:frame draw:name="Content Placeholder 2" presentation:style-name="Mpr7" draw:text-style-name="MP17" draw:layer="backgroundobjects" svg:width="24.851cm" svg:height="11.653cm" svg:x="3.065cm" svg:y="5.703cm" presentation:class="outline" presentation:user-transformed="true">
        <draw:text-box>
          <text:list text:style-name="ML3">
            <text:list-item>
              <text:p text:style-name="MP16"><text:span text:style-name="MT6">Editar el estilo de texto del patrón</text:span></text:p>
              <text:list>
                <text:list-item>
                  <text:p text:style-name="MP16"><text:span text:style-name="MT7">Segundo nivel</text:span></text:p>
                  <text:list>
                    <text:list-item>
                      <text:p text:style-name="MP16"><text:span text:style-name="MT8">Tercer nivel</text:span></text:p>
                      <text:list>
                        <text:list-item>
                          <text:p text:style-name="MP16"><text:span text:style-name="MT9">Cuarto nivel</text:span></text:p>
                          <text:list>
                            <text:list-item>
                              <text:p text:style-name="MP16"><text:span text:style-name="MT9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1" draw:layer="backgroundobjects" svg:width="2.751cm" svg:height="0.846cm" draw:transform="rotate (-1.5707963267949) translate (30.009cm 4.022cm)" presentation:class="date-time" presentation:user-transformed="true">
        <draw:text-box>
          <text:p text:style-name="MP10"><text:span text:style-name="MT3"><text:date style:data-style-name="D1" text:date-value="2023-04-18">18/04/23</text:date></text:span></text:p>
        </draw:text-box>
      </draw:frame>
      <draw:frame draw:name="Footer Placeholder 4" presentation:style-name="Mpr9" draw:text-style-name="MP11" draw:layer="backgroundobjects" svg:width="10.721cm" svg:height="0.846cm" draw:transform="rotate (-1.5707963267949) translate (30.65cm 4.022cm)" presentation:class="footer" presentation:user-transformed="true">
        <draw:text-box>
          <text:p/>
        </draw:text-box>
      </draw:frame>
      <draw:frame draw:name="Slide Number Placeholder 5" presentation:style-name="Mpr9" draw:text-style-name="MP13" draw:layer="backgroundobjects" svg:width="2.327cm" svg:height="2.131cm" svg:x="28.757cm" svg:y="0.821cm" presentation:class="page-number" presentation:user-transformed="true">
        <draw:text-box>
          <text:p text:style-name="MP12"><text:span text:style-name="MT4"><text:page-number>7</text:page-number></text:span></text:p>
        </draw:text-box>
      </draw:frame>
      <presentation:notes style:page-layout-name="PM0">
        <draw:page-thumbnail presentation:style-name="Título_20_y_20_objetos-title" draw:layer="backgroundobjects" svg:width="19.798cm" svg:height="11.136cm" svg:x="0.6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Sorted List&lt;Tkey,TValue&gt;</dc:title>
    <meta:initial-creator>Luis Alarcon</meta:initial-creator>
    <meta:editing-cycles>5</meta:editing-cycles>
    <meta:creation-date>2023-04-18T14:08:26</meta:creation-date>
    <dc:date>2023-04-18T15:30:11.793000000</dc:date>
    <meta:editing-duration>PT50M20S</meta:editing-duration>
    <meta:generator>LibreOffice/7.0.0.3$Windows_X86_64 LibreOffice_project/8061b3e9204bef6b321a21033174034a5e2ea88e</meta:generator>
    <meta:document-statistic meta:object-count="7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Ion" xlink:href=""/>
  </office:meta>
</office:document-meta>
</file>